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4000002065A1698E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73cm" svg:height="13.263cm" svg:x="9.427cm" svg:y="3.737cm">
          <draw:image xlink:href="Pictures/1000000100000314000002065A1698E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3:27:18.260631492</meta:creation-date>
    <dc:date>2024-06-02T13:28:35.399893569</dc:date>
    <meta:editing-duration>PT1M18S</meta:editing-duration>
    <meta:editing-cycles>1</meta:editing-cycles>
    <meta:document-statistic meta:object-count="1"/>
    <meta:generator>LibreOffice/24.2.3.2$Linux_X86_64 LibreOffice_project/420$Build-2</meta:generator>
  </office:meta>
</office:document-meta>
</file>